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6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3.svm" manifest:media-type=""/>
  <manifest:file-entry manifest:full-path="Pictures/TablePreview17.svm" manifest:media-type=""/>
  <manifest:file-entry manifest:full-path="Pictures/TablePreview11.svm" manifest:media-type=""/>
  <manifest:file-entry manifest:full-path="Pictures/TablePreview10.svm" manifest:media-type=""/>
  <manifest:file-entry manifest:full-path="Pictures/TablePreview6.svm" manifest:media-type=""/>
  <manifest:file-entry manifest:full-path="Pictures/TablePreview12.svm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9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7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9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9.63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1.5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9cm" fo:min-width="0cm"/>
    </style:style>
    <style:style style:name="gr9" style:family="graphic" style:parent-style-name="standard">
      <style:graphic-properties draw:stroke="none" draw:fill="none" fo:min-height="1.424cm"/>
    </style:style>
    <style:style style:name="gr10" style:family="graphic" style:parent-style-name="standard">
      <style:graphic-properties draw:fill="solid" draw:fill-color="#ff6600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svg:stroke-color="#7e0021" draw:fill="solid" draw:fill-color="#ff6600" draw:textarea-horizontal-align="justify" draw:textarea-vertical-align="middle" draw:auto-grow-height="false"/>
    </style:style>
    <style:style style:name="gr13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4" style:family="graphic" style:parent-style-name="standard">
      <style:graphic-properties svg:stroke-color="#000000" draw:fill="solid" draw:fill-color="#ff420e" draw:textarea-horizontal-align="justify" draw:textarea-vertical-align="middle" draw:auto-grow-height="false"/>
    </style:style>
    <style:style style:name="gr15" style:family="graphic" style:parent-style-name="standard">
      <style:graphic-properties svg:stroke-color="#000000" draw:textarea-horizontal-align="justify" draw:textarea-vertical-align="middle" draw:auto-grow-height="false"/>
    </style:style>
    <style:style style:name="co1" style:family="table-column">
      <style:table-column-properties style:column-width="2.684cm" style:use-optimal-column-width="false"/>
    </style:style>
    <style:style style:name="co2" style:family="table-column">
      <style:table-column-properties style:column-width="2.25cm" style:use-optimal-column-width="false"/>
    </style:style>
    <style:style style:name="co3" style:family="table-column">
      <style:table-column-properties style:column-width="8.846cm" style:use-optimal-column-width="false"/>
    </style:style>
    <style:style style:name="co4" style:family="table-column">
      <style:table-column-properties style:column-width="8.856cm" style:use-optimal-column-width="false"/>
    </style:style>
    <style:style style:name="ro1" style:family="table-row">
      <style:table-row-properties style:row-height="2.231cm"/>
    </style:style>
    <style:style style:name="ro2" style:family="table-row">
      <style:table-row-properties style:row-height="-35.142cm"/>
    </style:style>
    <style:style style:name="ro3" style:family="table-row">
      <style:table-row-properties style:row-height="6.383cm"/>
    </style:style>
    <style:style style:name="ro4" style:family="table-row">
      <style:table-row-properties style:row-height="6.386cm"/>
    </style:style>
    <style:style style:name="ce1" style:family="table-cell">
      <style:graphic-properties style:repeat="repeat"/>
      <style:text-properties fo:font-size="40pt" style:font-size-asian="40pt" style:font-size-complex="40pt"/>
    </style:style>
    <style:style style:name="ce2" style:family="table-cell">
      <style:graphic-properties style:repeat="repeat"/>
      <style:text-properties fo:color="#ff3333" fo:font-size="40pt" style:font-size-asian="40pt" style:font-size-complex="40pt"/>
    </style:style>
    <style:style style:name="ce3" style:family="table-cell">
      <style:graphic-properties style:repeat="repeat"/>
      <style:paragraph-properties fo:border="0.03pt solid #000000"/>
      <style:text-properties fo:font-size="40pt" style:font-size-asian="40pt" style:font-size-complex="40pt"/>
    </style:style>
    <style:style style:name="ce4" style:family="table-cell">
      <style:graphic-properties style:repeat="repeat"/>
      <style:text-properties fo:font-size="66pt" style:font-size-asian="66pt" style:font-size-complex="66pt"/>
    </style:style>
    <style:style style:name="ce5" style:family="table-cell">
      <style:graphic-properties style:repeat="repeat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color="#ff3333" fo:font-size="40pt" style:font-size-asian="40pt" style:font-size-complex="40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60pt" style:font-size-asian="60pt" style:font-size-complex="60pt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paragraph-properties fo:text-align="center"/>
    </style:style>
    <style:style style:name="P7" style:family="paragraph">
      <style:text-properties fo:color="#000000"/>
    </style:style>
    <style:style style:name="P8" style:family="paragraph">
      <style:text-properties fo:color="#000000" fo:font-size="36pt" style:font-size-asian="36pt" style:font-size-complex="36pt"/>
    </style:style>
    <style:style style:name="P9" style:family="paragraph">
      <style:paragraph-properties fo:text-align="center"/>
      <style:text-properties fo:font-size="60pt" style:font-size-asian="60pt" style:font-size-complex="60pt"/>
    </style:style>
    <style:style style:name="P10" style:family="paragraph">
      <style:text-properties fo:font-size="66pt" style:font-size-asian="66pt" style:font-size-complex="6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ff3333" fo:font-size="36pt" style:font-size-asian="36pt" style:font-size-complex="36pt"/>
    </style:style>
    <style:style style:name="T4" style:family="text">
      <style:text-properties fo:font-size="60pt" style:font-size-asian="60pt" style:font-size-complex="60pt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color="#ff3333" fo:font-size="48pt" style:font-size-asian="48pt" style:font-size-complex="48pt"/>
    </style:style>
    <style:style style:name="T7" style:family="text">
      <style:text-properties fo:color="#ff950e" fo:font-size="48pt" style:font-size-asian="48pt" style:font-size-complex="48pt"/>
    </style:style>
    <style:style style:name="T8" style:family="text">
      <style:text-properties fo:color="#ff0000" fo:font-size="48pt" style:font-size-asian="48pt" style:font-size-complex="48pt"/>
    </style:style>
    <style:style style:name="T9" style:family="text">
      <style:text-properties fo:color="#000000" fo:font-size="36pt" style:font-size-asian="36pt" style:font-size-complex="36pt"/>
    </style:style>
    <style:style style:name="T10" style:family="text">
      <style:text-properties fo:font-size="66pt" style:font-size-asian="66pt" style:font-size-complex="66pt"/>
    </style:style>
    <style:style style:name="T11" style:family="text">
      <style:text-properties fo:color="#ff3333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7.617cm" svg:height="2.23cm" svg:x="5.829cm" svg:y="14.19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617cm" svg:height="2.23cm" svg:x="5.953cm" svg:y="6.71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7.617cm" svg:height="2.23cm" svg:x="20.688cm" svg:y="27.9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2"><text:span text:style-name="T1">1</text:span></text:p>
              </table:table-cell>
              <table:table-cell>
                <text:p text:style-name="P2"><text:span text:style-name="T1">3</text:span></text:p>
              </table:table-cell>
              <table:table-cell>
                <text:p text:style-name="P2"><text:span text:style-name="T1">2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617cm" svg:height="2.23cm" svg:x="20.496cm" svg:y="20.87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2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7.617cm" svg:height="1.839cm" svg:x="6.206cm" svg:y="27.7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2" table:default-cell-style-name="ce3">
              <table:table-cell>
                <text:p text:style-name="P2"><text:span text:style-name="T1">1</text:span></text:p>
              </table:table-cell>
              <table:table-cell>
                <text:p text:style-name="P2"><text:span text:style-name="T1">2</text:span></text:p>
              </table:table-cell>
              <table:table-cell>
                <text:p text:style-name="P2"><text:span text:style-name="T1">3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7.617cm" svg:height="2.23cm" svg:x="6.014cm" svg:y="20.66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7.617cm" svg:height="2.23cm" svg:x="68.948cm" svg:y="13.94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3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1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7.617cm" svg:height="2.23cm" svg:x="83.807cm" svg:y="27.72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2"><text:span text:style-name="T1">3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2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7.617cm" svg:height="2.23cm" svg:x="83.615cm" svg:y="20.62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3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7.617cm" svg:height="2.23cm" svg:x="69.325cm" svg:y="27.50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1">3</text:span></text:p>
              </table:table-cell>
              <table:table-cell>
                <text:p text:style-name="P2"><text:span text:style-name="T1">2</text:span></text:p>
              </table:table-cell>
              <table:table-cell>
                <text:p text:style-name="P2"><text:span text:style-name="T1">1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7.617cm" svg:height="2.23cm" svg:x="69.133cm" svg:y="20.40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3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1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7.617cm" svg:height="2.23cm" svg:x="37.961cm" svg:y="13.94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2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3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7.617cm" svg:height="2.23cm" svg:x="52.82cm" svg:y="27.72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1">2</text:span></text:p>
              </table:table-cell>
              <table:table-cell>
                <text:p text:style-name="P2"><text:span text:style-name="T1">3</text:span></text:p>
              </table:table-cell>
              <table:table-cell>
                <text:p text:style-name="P2"><text:span text:style-name="T1">1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7.617cm" svg:height="2.23cm" svg:x="52.628cm" svg:y="20.62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1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7.617cm" svg:height="2.23cm" svg:x="38.338cm" svg:y="27.50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1">2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3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7.617cm" svg:height="2.23cm" svg:x="38.146cm" svg:y="20.40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2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3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gr1" draw:text-style-name="P3" draw:layer="layout" svg:width="3.114cm" svg:height="1.673cm" svg:x="8.747cm" svg:y="17.488cm">
          <draw:text-box>
            <text:p><text:span text:style-name="T2">(2,2)</text:span></text:p>
          </draw:text-box>
        </draw:frame>
        <draw:frame draw:style-name="gr1" draw:text-style-name="P3" draw:layer="layout" svg:width="3.114cm" svg:height="1.673cm" svg:x="8.747cm" svg:y="24.241cm">
          <draw:text-box draw:corner-radius="1.524cm">
            <text:p><text:span text:style-name="T2">(3,3)</text:span></text:p>
          </draw:text-box>
        </draw:frame>
        <draw:frame draw:style-name="gr1" draw:text-style-name="P3" draw:layer="layout" svg:width="3.114cm" svg:height="1.673cm" svg:x="22.717cm" svg:y="24.876cm">
          <draw:text-box>
            <text:p><text:span text:style-name="T2">(3,3)</text:span></text:p>
          </draw:text-box>
        </draw:frame>
        <draw:frame draw:style-name="gr1" draw:text-style-name="P3" draw:layer="layout" svg:width="3.114cm" svg:height="1.673cm" svg:x="40.304cm" svg:y="17.488cm">
          <draw:text-box>
            <text:p><text:span text:style-name="T2">(2,2)</text:span></text:p>
          </draw:text-box>
        </draw:frame>
        <draw:frame draw:style-name="gr1" draw:text-style-name="P3" draw:layer="layout" svg:width="3.114cm" svg:height="1.673cm" svg:x="40.37cm" svg:y="24.092cm">
          <draw:text-box draw:corner-radius="33.655cm">
            <text:p><text:span text:style-name="T2">(3,3)</text:span></text:p>
          </draw:text-box>
        </draw:frame>
        <draw:frame draw:style-name="gr1" draw:text-style-name="P3" draw:layer="layout" svg:width="3.114cm" svg:height="1.673cm" svg:x="55.163cm" svg:y="24.241cm">
          <draw:text-box>
            <text:p><text:span text:style-name="T2">(3,3)</text:span></text:p>
          </draw:text-box>
        </draw:frame>
        <draw:frame draw:style-name="gr1" draw:text-style-name="P3" draw:layer="layout" svg:width="3.114cm" svg:height="1.673cm" svg:x="71.546cm" svg:y="17.51cm">
          <draw:text-box>
            <text:p><text:span text:style-name="T2">(2,2)</text:span></text:p>
          </draw:text-box>
        </draw:frame>
        <draw:frame draw:style-name="gr1" draw:text-style-name="P3" draw:layer="layout" svg:width="3.114cm" svg:height="1.673cm" svg:x="71.8cm" svg:y="24.092cm">
          <draw:text-box>
            <text:p><text:span text:style-name="T2">(3,3)</text:span></text:p>
          </draw:text-box>
        </draw:frame>
        <draw:frame draw:style-name="gr1" draw:text-style-name="P3" draw:layer="layout" svg:width="3.114cm" svg:height="1.673cm" svg:x="85.897cm" svg:y="24.622cm">
          <draw:text-box draw:corner-radius="76.2cm">
            <text:p><text:span text:style-name="T2">(3,3)</text:span></text:p>
          </draw:text-box>
        </draw:frame>
        <draw:frame draw:style-name="gr1" draw:text-style-name="P3" draw:layer="layout" svg:width="3.114cm" svg:height="1.673cm" svg:x="24.114cm" svg:y="14.462cm">
          <draw:text-box>
            <text:p><text:span text:style-name="T2">(1,2)</text:span></text:p>
          </draw:text-box>
        </draw:frame>
        <draw:frame draw:style-name="gr1" draw:text-style-name="P3" draw:layer="layout" svg:width="3.114cm" svg:height="1.673cm" svg:x="54.782cm" svg:y="14.44cm">
          <draw:text-box draw:corner-radius="47.117cm">
            <text:p><text:span text:style-name="T2">(1,3)</text:span></text:p>
          </draw:text-box>
        </draw:frame>
        <draw:frame draw:style-name="gr2" draw:text-style-name="P3" draw:layer="layout" svg:width="3.556cm" svg:height="1.673cm" svg:x="15.224cm" svg:y="21.298cm">
          <draw:text-box draw:corner-radius="1.524cm">
            <text:p><text:span text:style-name="T2">(2,3)</text:span></text:p>
          </draw:text-box>
        </draw:frame>
        <draw:frame draw:style-name="gr3" draw:text-style-name="P3" draw:layer="layout" svg:width="3.937cm" svg:height="1.673cm" svg:x="47.863cm" svg:y="20.939cm">
          <draw:text-box draw:corner-radius="1.016cm">
            <text:p><text:span text:style-name="T2">(2,3)</text:span></text:p>
          </draw:text-box>
        </draw:frame>
        <draw:frame draw:style-name="gr4" draw:text-style-name="P3" draw:layer="layout" svg:width="3.556cm" svg:height="1.673cm" svg:x="78.343cm" svg:y="20.812cm">
          <draw:text-box draw:corner-radius="46.736cm">
            <text:p><text:span text:style-name="T2">(2,3)</text:span></text:p>
          </draw:text-box>
        </draw:frame>
        <draw:frame draw:style-name="gr1" draw:text-style-name="P3" draw:layer="layout" svg:width="3.114cm" svg:height="1.673cm" svg:x="31.922cm" svg:y="48.229cm">
          <draw:text-box draw:corner-radius="4.064cm">
            <text:p><text:span text:style-name="T2">(</text:span><text:span text:style-name="T3">2</text:span><text:span text:style-name="T2">,2)</text:span></text:p>
          </draw:text-box>
        </draw:frame>
        <draw:frame draw:style-name="gr1" draw:text-style-name="P3" draw:layer="layout" svg:width="3.114cm" svg:height="1.673cm" svg:x="8.874cm" svg:y="11.416cm">
          <draw:text-box>
            <text:p><text:span text:style-name="T2">(1,1)</text:span></text:p>
          </draw:text-box>
        </draw:frame>
        <draw:frame draw:style-name="gr1" draw:text-style-name="P3" draw:layer="layout" svg:width="3.114cm" svg:height="1.673cm" svg:x="31.983cm" svg:y="56.731cm">
          <draw:text-box draw:corner-radius="4.064cm">
            <text:p><text:span text:style-name="T2">(</text:span><text:span text:style-name="T3">3</text:span><text:span text:style-name="T2">,3)</text:span></text:p>
          </draw:text-box>
        </draw:frame>
        <draw:frame draw:style-name="gr1" draw:text-style-name="P3" draw:layer="layout" svg:width="3.114cm" svg:height="1.673cm" svg:x="36.809cm" svg:y="56.731cm">
          <draw:text-box draw:corner-radius="4.064cm">
            <text:p><text:span text:style-name="T2">(</text:span><text:span text:style-name="T3">3</text:span><text:span text:style-name="T2">,3)</text:span></text:p>
          </draw:text-box>
        </draw:frame>
        <draw:frame draw:style-name="gr1" draw:text-style-name="P3" draw:layer="layout" svg:width="3.114cm" svg:height="1.673cm" svg:x="37.002cm" svg:y="48.229cm">
          <draw:text-box draw:corner-radius="4.064cm">
            <text:p><text:span text:style-name="T2">(</text:span><text:span text:style-name="T3">2</text:span><text:span text:style-name="T2">,3)</text:span></text:p>
          </draw:text-box>
        </draw:frame>
        <draw:frame draw:style-name="gr1" draw:text-style-name="P3" draw:layer="layout" svg:width="3.114cm" svg:height="1.673cm" svg:x="44.302cm" svg:y="41.001cm">
          <draw:text-box draw:corner-radius="4.064cm">
            <text:p><text:span text:style-name="T2">(</text:span><text:span text:style-name="T3">1</text:span><text:span text:style-name="T2">,2)</text:span></text:p>
          </draw:text-box>
        </draw:frame>
        <draw:frame draw:style-name="gr1" draw:text-style-name="P3" draw:layer="layout" svg:width="3.114cm" svg:height="1.673cm" svg:x="44.241cm" svg:y="48.229cm">
          <draw:text-box draw:corner-radius="4.064cm">
            <text:p><text:span text:style-name="T2">(</text:span><text:span text:style-name="T3">2</text:span><text:span text:style-name="T2">,2)</text:span></text:p>
          </draw:text-box>
        </draw:frame>
        <draw:frame draw:style-name="gr1" draw:text-style-name="P3" draw:layer="layout" svg:width="3.114cm" svg:height="1.673cm" svg:x="44.368cm" svg:y="56.731cm">
          <draw:text-box draw:corner-radius="4.064cm">
            <text:p><text:span text:style-name="T2">(</text:span><text:span text:style-name="T3">3</text:span><text:span text:style-name="T2">,3)</text:span></text:p>
          </draw:text-box>
        </draw:frame>
        <draw:frame draw:style-name="gr1" draw:text-style-name="P3" draw:layer="layout" svg:width="3.114cm" svg:height="1.673cm" svg:x="50.144cm" svg:y="48.229cm">
          <draw:text-box draw:corner-radius="4.064cm">
            <text:p><text:span text:style-name="T2">(</text:span><text:span text:style-name="T3">2</text:span><text:span text:style-name="T2">,3)</text:span></text:p>
          </draw:text-box>
        </draw:frame>
        <draw:frame draw:style-name="gr1" draw:text-style-name="P3" draw:layer="layout" svg:width="3.114cm" svg:height="1.673cm" svg:x="50.337cm" svg:y="56.731cm">
          <draw:text-box draw:corner-radius="4.064cm">
            <text:p><text:span text:style-name="T2">(</text:span><text:span text:style-name="T3">3</text:span><text:span text:style-name="T2">,3)</text:span></text:p>
          </draw:text-box>
        </draw:frame>
        <draw:frame draw:style-name="gr1" draw:text-style-name="P3" draw:layer="layout" svg:width="3.114cm" svg:height="1.673cm" svg:x="56.621cm" svg:y="41.001cm">
          <draw:text-box draw:corner-radius="4.064cm">
            <text:p><text:span text:style-name="T2">(</text:span><text:span text:style-name="T3">1</text:span><text:span text:style-name="T2">,3)</text:span></text:p>
          </draw:text-box>
        </draw:frame>
        <draw:frame draw:style-name="gr1" draw:text-style-name="P3" draw:layer="layout" svg:width="3.114cm" svg:height="1.673cm" svg:x="56.56cm" svg:y="48.229cm">
          <draw:text-box draw:corner-radius="4.064cm">
            <text:p><text:span text:style-name="T2">(</text:span><text:span text:style-name="T3">2</text:span><text:span text:style-name="T2">,2)</text:span></text:p>
          </draw:text-box>
        </draw:frame>
        <draw:frame draw:style-name="gr1" draw:text-style-name="P3" draw:layer="layout" svg:width="3.114cm" svg:height="1.673cm" svg:x="56.621cm" svg:y="56.731cm">
          <draw:text-box draw:corner-radius="4.064cm">
            <text:p><text:span text:style-name="T2">(</text:span><text:span text:style-name="T3">3</text:span><text:span text:style-name="T2">,3)</text:span></text:p>
          </draw:text-box>
        </draw:frame>
        <draw:frame draw:style-name="gr1" draw:text-style-name="P3" draw:layer="layout" svg:width="3.114cm" svg:height="1.673cm" svg:x="62.59cm" svg:y="48.229cm">
          <draw:text-box draw:corner-radius="4.064cm">
            <text:p><text:span text:style-name="T2">(</text:span><text:span text:style-name="T3">2</text:span><text:span text:style-name="T2">,3)</text:span></text:p>
          </draw:text-box>
        </draw:frame>
        <draw:frame draw:style-name="gr1" draw:text-style-name="P3" draw:layer="layout" svg:width="3.114cm" svg:height="1.673cm" svg:x="62.783cm" svg:y="56.731cm">
          <draw:text-box draw:corner-radius="4.064cm">
            <text:p><text:span text:style-name="T2">(</text:span><text:span text:style-name="T3">3</text:span><text:span text:style-name="T2">,3)</text:span></text:p>
          </draw:text-box>
        </draw:frame>
        <draw:frame draw:style-name="gr5" draw:text-style-name="P4" draw:layer="layout" svg:width="21.209cm" svg:height="19.882cm" svg:x="35.925cm" svg:y="161.401cm">
          <draw:text-box draw:corner-radius="7.239cm">
            <text:p text:style-name="P4"><text:span text:style-name="T4">(3,3)(2,2)(1,1)[1,2,3]</text:span></text:p>
            <text:p text:style-name="P4"><text:span text:style-name="T4">(3,3)(2,3)(1,1)[1,2,3]</text:span></text:p>
            <text:p text:style-name="P4"><text:span text:style-name="T4"/></text:p>
            <text:p text:style-name="P4"><text:span text:style-name="T4">(3,3)(2,2)(1,2)[1,2,3]</text:span></text:p>
            <text:p text:style-name="P4"><text:span text:style-name="T4">(3,3)(2,3)(1,1)[1,2,3]</text:span></text:p>
            <text:p text:style-name="P4"><text:span text:style-name="T4"/></text:p>
            <text:p text:style-name="P4"><text:span text:style-name="T4">(3,3)(2,2)(1,3)[1,2,3]</text:span></text:p>
            <text:p text:style-name="P4"><text:span text:style-name="T4">(3,3)(2,3)(1,3)[1,2,3]</text:span></text:p>
          </draw:text-box>
        </draw:frame>
        <draw:frame draw:style-name="gr6" draw:text-style-name="P5" draw:layer="layout" svg:width="39.232cm" svg:height="38.091cm" svg:x="16.251cm" svg:y="128.127cm">
          <draw:text-box draw:corner-radius="4.064cm">
            <text:p text:style-name="P5"><text:span text:style-name="T5">permutation(int[] array, int </text:span><text:span text:style-name="T6">vertical</text:span><text:span text:style-name="T5">)</text:span></text:p>
            <text:p text:style-name="P5"><text:span text:style-name="T5">{</text:span></text:p>
            <text:p text:style-name="P5"><text:span text:style-name="T5"><text:tab/></text:span><text:span text:style-name="T5">if(</text:span><text:span text:style-name="T6">vertical</text:span><text:span text:style-name="T5"> == array.length)</text:span></text:p>
            <text:p text:style-name="P5"><text:span text:style-name="T5"><text:s text:c="2"/></text:span><text:span text:style-name="T5">{</text:span></text:p>
            <text:p text:style-name="P5"><text:span text:style-name="T5"><text:tab/></text:span><text:span text:style-name="T5"><text:tab/></text:span><text:span text:style-name="T5">print(array)</text:span></text:p>
            <text:p text:style-name="P5"><text:span text:style-name="T5"><text:tab/></text:span><text:span text:style-name="T5">}</text:span></text:p>
            <text:p text:style-name="P5"><text:span text:style-name="T5"><text:s text:c="3"/></text:span><text:span text:style-name="T5">else</text:span></text:p>
            <text:p text:style-name="P5"><text:span text:style-name="T5"><text:s text:c="3"/></text:span><text:span text:style-name="T5">{</text:span></text:p>
            <text:p text:style-name="P5"><text:span text:style-name="T5"><text:s/></text:span><text:span text:style-name="T5"><text:tab/></text:span><text:span text:style-name="T5"> </text:span><text:span text:style-name="T5"><text:tab/></text:span><text:span text:style-name="T5">for(int </text:span><text:span text:style-name="T7">col</text:span><text:span text:style-name="T5"> = </text:span><text:span text:style-name="T6">vertical</text:span><text:span text:style-name="T5">; </text:span><text:span text:style-name="T7">col</text:span><text:span text:style-name="T5"> &lt; array.length; </text:span><text:span text:style-name="T7">col</text:span><text:span text:style-name="T5">++)</text:span></text:p>
            <text:p text:style-name="P5"><text:span text:style-name="T5"><text:s text:c="3"/></text:span><text:span text:style-name="T5"><text:tab/></text:span><text:span text:style-name="T5">{</text:span></text:p>
            <text:p text:style-name="P5"><text:span text:style-name="T5"><text:s/></text:span><text:span text:style-name="T5"><text:tab/></text:span><text:span text:style-name="T5"><text:tab/></text:span><text:span text:style-name="T5"><text:tab/></text:span><text:span text:style-name="T5">swap(</text:span><text:span text:style-name="T8">vertical</text:span><text:span text:style-name="T5">, </text:span><text:span text:style-name="T7">col</text:span><text:span text:style-name="T5">);</text:span></text:p>
            <text:p text:style-name="P5"><text:span text:style-name="T5"><text:tab/></text:span><text:span text:style-name="T5"><text:tab/></text:span><text:span text:style-name="T5"><text:tab/></text:span><text:span text:style-name="T5">permutation(array, </text:span><text:span text:style-name="T6">vertical</text:span><text:span text:style-name="T5">+1)</text:span></text:p>
            <text:p text:style-name="P5"><text:span text:style-name="T5"><text:s text:c="5"/></text:span><text:span text:style-name="T5"><text:tab/></text:span><text:span text:style-name="T5"><text:tab/></text:span><text:span text:style-name="T5">swap(</text:span><text:span text:style-name="T8">vertical</text:span><text:span text:style-name="T5">, </text:span><text:span text:style-name="T7">col</text:span><text:span text:style-name="T5">); </text:span></text:p>
            <text:p text:style-name="P5"><text:span text:style-name="T5"><text:tab/></text:span><text:span text:style-name="T5"><text:tab/></text:span><text:span text:style-name="T5">}</text:span></text:p>
            <text:p text:style-name="P5"><text:span text:style-name="T5"><text:s text:c="2"/></text:span><text:span text:style-name="T5">}</text:span></text:p>
            <text:p text:style-name="P5"><text:span text:style-name="T5">}</text:span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</draw:text-box>
        </draw:frame>
        <draw:line draw:style-name="gr7" draw:text-style-name="P6" draw:layer="layout" svg:x1="33.004cm" svg:y1="43.291cm" svg:x2="33.004cm" svg:y2="47.736cm">
          <text:p/>
        </draw:line>
        <draw:line draw:style-name="gr7" draw:text-style-name="P6" draw:layer="layout" svg:x1="33.004cm" svg:y1="50.403cm" svg:x2="33.004cm" svg:y2="56.245cm">
          <text:p/>
        </draw:line>
        <draw:line draw:style-name="gr7" draw:text-style-name="P6" draw:layer="layout" svg:x1="33.893cm" svg:y1="55.737cm" svg:x2="33.893cm" svg:y2="50.657cm">
          <text:p/>
        </draw:line>
        <draw:line draw:style-name="gr7" draw:text-style-name="P6" draw:layer="layout" svg:x1="34.528cm" svg:y1="50.022cm" svg:x2="37.195cm" svg:y2="50.022cm">
          <text:p/>
        </draw:line>
        <draw:line draw:style-name="gr7" draw:text-style-name="P6" draw:layer="layout" svg:x1="37.703cm" svg:y1="50.149cm" svg:x2="37.703cm" svg:y2="56.245cm">
          <text:p/>
        </draw:line>
        <draw:line draw:style-name="gr7" draw:text-style-name="P6" draw:layer="layout" svg:x1="38.846cm" svg:y1="55.864cm" svg:x2="38.846cm" svg:y2="50.403cm">
          <text:p/>
        </draw:line>
        <draw:line draw:style-name="gr7" draw:text-style-name="P6" draw:layer="layout" svg:x1="36.814cm" svg:y1="48.625cm" svg:x2="35.036cm" svg:y2="48.625cm">
          <text:p/>
        </draw:line>
        <draw:line draw:style-name="gr7" draw:text-style-name="P6" draw:layer="layout" svg:x1="34.147cm" svg:y1="47.482cm" svg:x2="34.147cm" svg:y2="43.037cm">
          <text:p/>
        </draw:line>
        <draw:line draw:style-name="gr7" draw:text-style-name="P6" draw:layer="layout" svg:x1="35.163cm" svg:y1="42.402cm" svg:x2="44.434cm" svg:y2="42.402cm">
          <text:p/>
        </draw:line>
        <draw:line draw:style-name="gr7" draw:text-style-name="P6" draw:layer="layout" svg:x1="44.815cm" svg:y1="42.783cm" svg:x2="44.942cm" svg:y2="47.736cm">
          <text:p/>
        </draw:line>
        <draw:line draw:style-name="gr7" draw:text-style-name="P6" draw:layer="layout" svg:x1="44.942cm" svg:y1="50.657cm" svg:x2="45.069cm" svg:y2="56.118cm">
          <text:p/>
        </draw:line>
        <draw:line draw:style-name="gr7" draw:text-style-name="P6" draw:layer="layout" svg:x1="46.085cm" svg:y1="55.864cm" svg:x2="45.958cm" svg:y2="50.657cm">
          <text:p/>
        </draw:line>
        <draw:line draw:style-name="gr7" draw:text-style-name="P6" draw:layer="layout" svg:x1="47.101cm" svg:y1="50.149cm" svg:x2="50.276cm" svg:y2="50.149cm">
          <text:p/>
        </draw:line>
        <draw:line draw:style-name="gr7" draw:text-style-name="P6" draw:layer="layout" svg:x1="50.657cm" svg:y1="50.276cm" svg:x2="50.911cm" svg:y2="56.499cm">
          <text:p/>
        </draw:line>
        <draw:line draw:style-name="gr7" draw:text-style-name="P6" draw:layer="layout" svg:x1="52.054cm" svg:y1="55.991cm" svg:x2="51.927cm" svg:y2="50.403cm">
          <text:p/>
        </draw:line>
        <draw:line draw:style-name="gr7" draw:text-style-name="P6" draw:layer="layout" svg:x1="50.022cm" svg:y1="48.625cm" svg:x2="47.101cm" svg:y2="48.625cm">
          <text:p/>
        </draw:line>
        <draw:line draw:style-name="gr7" draw:text-style-name="P6" draw:layer="layout" svg:x1="46.212cm" svg:y1="47.482cm" svg:x2="46.085cm" svg:y2="42.783cm">
          <text:p/>
        </draw:line>
        <draw:line draw:style-name="gr7" draw:text-style-name="P6" draw:layer="layout" svg:x1="47.99cm" svg:y1="42.402cm" svg:x2="56.499cm" svg:y2="42.402cm">
          <text:p/>
        </draw:line>
        <draw:line draw:style-name="gr7" draw:text-style-name="P6" draw:layer="layout" svg:x1="57.134cm" svg:y1="42.91cm" svg:x2="57.261cm" svg:y2="47.736cm">
          <text:p/>
        </draw:line>
        <draw:line draw:style-name="gr7" draw:text-style-name="P6" draw:layer="layout" svg:x1="57.261cm" svg:y1="50.403cm" svg:x2="57.261cm" svg:y2="56.118cm">
          <text:p/>
        </draw:line>
        <draw:line draw:style-name="gr7" draw:text-style-name="P6" draw:layer="layout" svg:x1="58.404cm" svg:y1="55.483cm" svg:x2="58.404cm" svg:y2="50.403cm">
          <text:p/>
        </draw:line>
        <draw:line draw:style-name="gr7" draw:text-style-name="P6" draw:layer="layout" svg:x1="59.801cm" svg:y1="49.768cm" svg:x2="62.849cm" svg:y2="49.895cm">
          <text:p/>
        </draw:line>
        <draw:line draw:style-name="gr7" draw:text-style-name="P6" draw:layer="layout" svg:x1="63.484cm" svg:y1="50.022cm" svg:x2="63.611cm" svg:y2="56.245cm">
          <text:p/>
        </draw:line>
        <draw:line draw:style-name="gr7" draw:text-style-name="P6" draw:layer="layout" svg:x1="64.627cm" svg:y1="55.737cm" svg:x2="64.627cm" svg:y2="50.149cm">
          <text:p/>
        </draw:line>
        <draw:line draw:style-name="gr7" draw:text-style-name="P6" draw:layer="layout" svg:x1="62.341cm" svg:y1="48.625cm" svg:x2="59.547cm" svg:y2="48.625cm">
          <text:p/>
        </draw:line>
        <draw:line draw:style-name="gr7" draw:text-style-name="P6" draw:layer="layout" svg:x1="58.404cm" svg:y1="47.482cm" svg:x2="58.404cm" svg:y2="43.037cm">
          <text:p/>
        </draw:line>
        <draw:line draw:style-name="gr7" draw:text-style-name="P6" draw:layer="layout" svg:x1="56.499cm" svg:y1="41.386cm" svg:x2="47.99cm" svg:y2="41.386cm">
          <text:p/>
        </draw:line>
        <draw:line draw:style-name="gr7" draw:text-style-name="P6" draw:layer="layout" svg:x1="44.18cm" svg:y1="41.132cm" svg:x2="34.909cm" svg:y2="41.259cm">
          <text:p/>
        </draw:line>
        <draw:line draw:style-name="gr7" draw:text-style-name="P6" draw:layer="layout" svg:x1="32.496cm" svg:y1="38.338cm" svg:x2="32.496cm" svg:y2="40.751cm">
          <text:p/>
        </draw:line>
        <draw:line draw:style-name="gr7" draw:text-style-name="P6" draw:layer="layout" svg:x1="34.274cm" svg:y1="40.37cm" svg:x2="34.274cm" svg:y2="38.338cm">
          <text:p/>
        </draw:line>
        <draw:frame draw:style-name="gr8" draw:text-style-name="P8" draw:layer="layout" svg:width="4.572cm" svg:height="2.159cm" svg:x="38.756cm" svg:y="76.243cm">
          <draw:text-box draw:corner-radius="4.064cm">
            <text:p text:style-name="P7"><text:span text:style-name="T9">[1,3,2]</text:span></text:p>
          </draw:text-box>
        </draw:frame>
        <draw:frame draw:style-name="gr1" draw:text-style-name="P3" draw:layer="layout" svg:width="3.114cm" svg:height="1.673cm" svg:x="31.856cm" svg:y="41.003cm">
          <draw:text-box draw:corner-radius="4.064cm">
            <text:p><text:span text:style-name="T2">(</text:span><text:span text:style-name="T3">1</text:span><text:span text:style-name="T2">,1)</text:span></text:p>
          </draw:text-box>
        </draw:frame>
        <draw:frame draw:style-name="gr1" draw:text-style-name="P8" draw:layer="layout" svg:width="3.326cm" svg:height="1.673cm" svg:x="47.265cm" svg:y="62.438cm">
          <draw:text-box draw:corner-radius="4.064cm">
            <text:p text:style-name="P7"><text:span text:style-name="T9">[123]</text:span></text:p>
          </draw:text-box>
        </draw:frame>
        <draw:frame draw:style-name="gr1" draw:text-style-name="P8" draw:layer="layout" svg:width="4.033cm" svg:height="1.673cm" svg:x="60.378cm" svg:y="69.55cm">
          <draw:text-box draw:corner-radius="4.064cm">
            <text:p text:style-name="P7"><text:span text:style-name="T9">[3,2,1]</text:span></text:p>
          </draw:text-box>
        </draw:frame>
        <draw:frame draw:style-name="gr1" draw:text-style-name="P3" draw:layer="layout" svg:width="4.032cm" svg:height="1.673cm" svg:x="33.803cm" svg:y="69.55cm">
          <draw:text-box draw:corner-radius="4.064cm">
            <text:p><text:span text:style-name="T9">[1</text:span><text:span text:style-name="T2">,2,3]</text:span></text:p>
          </draw:text-box>
        </draw:frame>
        <draw:frame draw:style-name="gr1" draw:text-style-name="P8" draw:layer="layout" svg:width="4.033cm" svg:height="1.673cm" svg:x="44.979cm" svg:y="76.243cm">
          <draw:text-box draw:corner-radius="4.064cm">
            <text:p text:style-name="P7"><text:span text:style-name="T9">[2,1,3]</text:span></text:p>
          </draw:text-box>
        </draw:frame>
        <draw:frame draw:style-name="gr1" draw:text-style-name="P8" draw:layer="layout" svg:width="4.033cm" svg:height="1.673cm" svg:x="51.28cm" svg:y="76.243cm">
          <draw:text-box draw:corner-radius="4.064cm">
            <text:p text:style-name="P7"><text:span text:style-name="T9">[2,3,1]</text:span></text:p>
          </draw:text-box>
        </draw:frame>
        <draw:frame draw:style-name="gr1" draw:text-style-name="P8" draw:layer="layout" svg:width="4.033cm" svg:height="1.673cm" svg:x="58.187cm" svg:y="76.243cm">
          <draw:text-box draw:corner-radius="4.064cm">
            <text:p text:style-name="P7"><text:span text:style-name="T9">[3,2,1]</text:span></text:p>
          </draw:text-box>
        </draw:frame>
        <draw:frame draw:style-name="gr1" draw:text-style-name="P8" draw:layer="layout" svg:width="4.033cm" svg:height="1.673cm" svg:x="64.41cm" svg:y="76.243cm">
          <draw:text-box draw:corner-radius="4.064cm">
            <text:p text:style-name="P7"><text:span text:style-name="T9">[3,1,2]</text:span></text:p>
          </draw:text-box>
        </draw:frame>
        <draw:frame draw:style-name="gr1" draw:text-style-name="P8" draw:layer="layout" svg:width="3.681cm" svg:height="1.673cm" svg:x="45.36cm" svg:y="82.853cm">
          <draw:text-box draw:corner-radius="4.064cm">
            <text:p text:style-name="P7"><text:span text:style-name="T9">[2,13]</text:span></text:p>
          </draw:text-box>
        </draw:frame>
        <draw:frame draw:style-name="gr1" draw:text-style-name="P8" draw:layer="layout" svg:width="4.033cm" svg:height="1.673cm" svg:x="30.833cm" svg:y="82.853cm">
          <draw:text-box draw:corner-radius="4.064cm">
            <text:p text:style-name="P7"><text:span text:style-name="T9">[1,2,3]</text:span></text:p>
          </draw:text-box>
        </draw:frame>
        <draw:frame draw:style-name="gr1" draw:text-style-name="P8" draw:layer="layout" svg:width="4.033cm" svg:height="1.673cm" svg:x="39.461cm" svg:y="82.853cm">
          <draw:text-box draw:corner-radius="9.017cm">
            <text:p text:style-name="P7"><text:span text:style-name="T9">[1,3,2]</text:span></text:p>
          </draw:text-box>
        </draw:frame>
        <draw:frame draw:style-name="gr1" draw:text-style-name="P3" draw:layer="layout" svg:width="4.033cm" svg:height="1.673cm" svg:x="51.71cm" svg:y="82.853cm">
          <draw:text-box draw:corner-radius="4.064cm">
            <text:p><text:span text:style-name="T2">[2,3,1]</text:span></text:p>
          </draw:text-box>
        </draw:frame>
        <draw:frame draw:style-name="gr1" draw:text-style-name="P8" draw:layer="layout" svg:width="4.033cm" svg:height="1.673cm" svg:x="58.568cm" svg:y="82.853cm">
          <draw:text-box draw:corner-radius="4.064cm">
            <text:p text:style-name="P7"><text:span text:style-name="T9">[3,2,1]</text:span></text:p>
          </draw:text-box>
        </draw:frame>
        <draw:frame draw:style-name="gr1" draw:text-style-name="P8" draw:layer="layout" svg:width="4.033cm" svg:height="1.673cm" svg:x="64.996cm" svg:y="82.853cm">
          <draw:text-box draw:corner-radius="4.064cm">
            <text:p text:style-name="P7"><text:span text:style-name="T9">[3,1,2]</text:span></text:p>
          </draw:text-box>
        </draw:frame>
        <draw:frame draw:style-name="gr1" draw:text-style-name="P8" draw:layer="layout" svg:width="4.033cm" svg:height="1.673cm" svg:x="30.374cm" svg:y="76.243cm">
          <draw:text-box draw:corner-radius="4.064cm">
            <text:p text:style-name="P7"><text:span text:style-name="T9">[1,2,3]</text:span></text:p>
          </draw:text-box>
        </draw:frame>
        <draw:frame draw:style-name="gr9" draw:text-style-name="P7" draw:layer="layout" svg:width="4.033cm" svg:height="1.674cm" svg:x="47.169cm" svg:y="69.55cm">
          <draw:text-box>
            <text:p text:style-name="P7"><text:span text:style-name="T9">[2,1,3]</text:span></text:p>
          </draw:text-box>
        </draw:frame>
        <draw:line draw:style-name="gr7" draw:text-style-name="P6" draw:layer="layout" svg:x1="48.408cm" svg:y1="64.089cm" svg:x2="36.47cm" svg:y2="69.423cm">
          <text:p/>
        </draw:line>
        <draw:line draw:style-name="gr7" draw:text-style-name="P6" draw:layer="layout" svg:x1="48.789cm" svg:y1="64.343cm" svg:x2="48.789cm" svg:y2="69.296cm">
          <text:p/>
        </draw:line>
        <draw:line draw:style-name="gr7" draw:text-style-name="P6" draw:layer="layout" svg:x1="49.551cm" svg:y1="64.216cm" svg:x2="62.251cm" svg:y2="69.296cm">
          <text:p/>
        </draw:line>
        <draw:line draw:style-name="gr7" draw:text-style-name="P6" draw:layer="layout" svg:x1="35.2cm" svg:y1="71.582cm" svg:x2="32.279cm" svg:y2="75.773cm">
          <text:p/>
        </draw:line>
        <draw:line draw:style-name="gr7" draw:text-style-name="P6" draw:layer="layout" svg:x1="36.47cm" svg:y1="71.328cm" svg:x2="40.026cm" svg:y2="76.154cm">
          <text:p/>
        </draw:line>
        <draw:line draw:style-name="gr7" draw:text-style-name="P6" draw:layer="layout" svg:x1="48.789cm" svg:y1="71.582cm" svg:x2="46.63cm" svg:y2="76.027cm">
          <text:p/>
        </draw:line>
        <draw:line draw:style-name="gr7" draw:text-style-name="P6" draw:layer="layout" svg:x1="49.297cm" svg:y1="71.582cm" svg:x2="52.472cm" svg:y2="75.773cm">
          <text:p/>
        </draw:line>
        <draw:line draw:style-name="gr7" draw:text-style-name="P6" draw:layer="layout" svg:x1="62.378cm" svg:y1="71.582cm" svg:x2="59.965cm" svg:y2="75.9cm">
          <text:p/>
        </draw:line>
        <draw:line draw:style-name="gr7" draw:text-style-name="P6" draw:layer="layout" svg:x1="63.013cm" svg:y1="71.582cm" svg:x2="65.807cm" svg:y2="76.281cm">
          <text:p/>
        </draw:line>
        <draw:line draw:style-name="gr7" draw:text-style-name="P6" draw:layer="layout" svg:x1="32.406cm" svg:y1="78.44cm" svg:x2="32.406cm" svg:y2="82.631cm">
          <text:p/>
        </draw:line>
        <draw:line draw:style-name="gr7" draw:text-style-name="P6" draw:layer="layout" svg:x1="40.915cm" svg:y1="78.186cm" svg:x2="40.915cm" svg:y2="82.504cm">
          <text:p/>
        </draw:line>
        <draw:line draw:style-name="gr7" draw:text-style-name="P6" draw:layer="layout" svg:x1="47.011cm" svg:y1="78.313cm" svg:x2="47.011cm" svg:y2="82.25cm">
          <text:p/>
        </draw:line>
        <draw:line draw:style-name="gr7" draw:text-style-name="P6" draw:layer="layout" svg:x1="53.234cm" svg:y1="78.948cm" svg:x2="53.234cm" svg:y2="82.504cm">
          <text:p/>
        </draw:line>
        <draw:line draw:style-name="gr7" draw:text-style-name="P6" draw:layer="layout" svg:x1="60.092cm" svg:y1="78.948cm" svg:x2="59.965cm" svg:y2="82.25cm">
          <text:p/>
        </draw:line>
        <draw:line draw:style-name="gr7" draw:text-style-name="P6" draw:layer="layout" svg:x1="66.696cm" svg:y1="78.567cm" svg:x2="66.696cm" svg:y2="82.377cm">
          <text:p/>
        </draw:line>
        <draw:custom-shape draw:style-name="gr10" draw:text-style-name="P9" draw:layer="layout" svg:width="6.477cm" svg:height="3.175cm" svg:x="88.377cm" svg:y="120.508cm">
          <text:p text:style-name="P6"><text:span text:style-name="T4">CAB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6.477cm" svg:height="3.175cm" svg:x="88.25cm" svg:y="111.872cm">
          <text:p text:style-name="P6"><text:span text:style-name="T4">CAB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6.477cm" svg:height="3.175cm" svg:x="14.589cm" svg:y="95.235cm">
          <text:p text:style-name="P6"><text:span text:style-name="T4">ABC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6.477cm" svg:height="3.175cm" svg:x="73.264cm" svg:y="120.38cm">
          <text:p text:style-name="P6"><text:span text:style-name="T4">CBA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6.477cm" svg:height="3.175cm" svg:x="73.137cm" svg:y="111.744cm">
          <text:p text:style-name="P6"><text:span text:style-name="T4">CBA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6.477cm" svg:height="3.175cm" svg:x="72.882cm" svg:y="103.743cm">
          <text:p text:style-name="P6"><text:span text:style-name="T4">CBA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6.477cm" svg:height="3.175cm" svg:x="30.21cm" svg:y="120.634cm">
          <text:p text:style-name="P6"><text:span text:style-name="T4">ACB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6.477cm" svg:height="3.175cm" svg:x="30.083cm" svg:y="111.998cm">
          <text:p text:style-name="P6"><text:span text:style-name="T4">ACB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6.477cm" svg:height="3.175cm" svg:x="15.097cm" svg:y="120.506cm">
          <text:p text:style-name="P6"><text:span text:style-name="T4">ABC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6.477cm" svg:height="3.175cm" svg:x="14.97cm" svg:y="111.87cm">
          <text:p text:style-name="P6"><text:span text:style-name="T4">ABC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6.477cm" svg:height="3.175cm" svg:x="14.715cm" svg:y="103.869cm">
          <text:p text:style-name="P6"><text:span text:style-name="T4">ABC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6.477cm" svg:height="3.175cm" svg:x="59.548cm" svg:y="120.508cm">
          <text:p text:style-name="P6"><text:span text:style-name="T4">BCA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6.477cm" svg:height="3.175cm" svg:x="59.421cm" svg:y="111.872cm">
          <text:p text:style-name="P6"><text:span text:style-name="T4">BCA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6.477cm" svg:height="3.175cm" svg:x="44.435cm" svg:y="120.38cm">
          <text:p text:style-name="P6"><text:span text:style-name="T4">BAC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6.477cm" svg:height="3.175cm" svg:x="44.308cm" svg:y="111.744cm">
          <text:p text:style-name="P6"><text:span text:style-name="T4">BAC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6.477cm" svg:height="3.175cm" svg:x="44.053cm" svg:y="103.743cm">
          <text:p text:style-name="P6"><text:span text:style-name="T4">BAC</text:span></text:p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7.256cm" svg:y1="98.917cm" svg:x2="17.256cm" svg:y2="102.981cm">
          <text:p/>
        </draw:line>
        <draw:line draw:style-name="gr13" draw:text-style-name="P6" draw:layer="layout" svg:x1="17.129cm" svg:y1="107.68cm" svg:x2="17.256cm" svg:y2="111.109cm">
          <text:p/>
        </draw:line>
        <draw:line draw:style-name="gr13" draw:text-style-name="P6" draw:layer="layout" svg:x1="17.256cm" svg:y1="115.808cm" svg:x2="17.256cm" svg:y2="119.745cm">
          <text:p/>
        </draw:line>
        <draw:line draw:style-name="gr7" draw:text-style-name="P6" draw:layer="layout" svg:x1="19.288cm" svg:y1="119.364cm" svg:x2="19.415cm" svg:y2="115.935cm">
          <text:p/>
        </draw:line>
        <draw:line draw:style-name="gr13" draw:text-style-name="P6" draw:layer="layout" svg:x1="23.352cm" svg:y1="114.03cm" svg:x2="28.305cm" svg:y2="114.157cm">
          <text:p/>
        </draw:line>
        <draw:line draw:style-name="gr13" draw:text-style-name="P6" draw:layer="layout" svg:x1="31.861cm" svg:y1="115.935cm" svg:x2="31.988cm" svg:y2="119.618cm">
          <text:p/>
        </draw:line>
        <draw:line draw:style-name="gr7" draw:text-style-name="P6" draw:layer="layout" svg:x1="34.02cm" svg:y1="119.491cm" svg:x2="34.02cm" svg:y2="116.062cm">
          <text:p/>
        </draw:line>
        <draw:line draw:style-name="gr7" draw:text-style-name="P6" draw:layer="layout" svg:x1="28.305cm" svg:y1="112.679cm" svg:x2="23.225cm" svg:y2="112.679cm">
          <text:p/>
        </draw:line>
        <draw:line draw:style-name="gr7" draw:text-style-name="P6" draw:layer="layout" svg:x1="19.669cm" svg:y1="110.601cm" svg:x2="19.669cm" svg:y2="107.553cm">
          <text:p/>
        </draw:line>
        <draw:line draw:style-name="gr13" draw:text-style-name="P6" draw:layer="layout" svg:x1="22.463cm" svg:y1="105.902cm" svg:x2="42.656cm" svg:y2="106.156cm">
          <text:p/>
        </draw:line>
        <draw:line draw:style-name="gr13" draw:text-style-name="P6" draw:layer="layout" svg:x1="46.085cm" svg:y1="107.426cm" svg:x2="46.212cm" svg:y2="110.855cm">
          <text:p/>
        </draw:line>
        <draw:line draw:style-name="gr13" draw:text-style-name="P6" draw:layer="layout" svg:x1="46.339cm" svg:y1="115.681cm" svg:x2="46.466cm" svg:y2="119.237cm">
          <text:p/>
        </draw:line>
        <draw:line draw:style-name="gr7" draw:text-style-name="P6" draw:layer="layout" svg:x1="48.244cm" svg:y1="119.11cm" svg:x2="48.244cm" svg:y2="115.681cm">
          <text:p/>
        </draw:line>
        <draw:line draw:style-name="gr13" draw:text-style-name="P6" draw:layer="layout" svg:x1="52.435cm" svg:y1="113.776cm" svg:x2="58.023cm" svg:y2="113.903cm">
          <text:p/>
        </draw:line>
        <draw:line draw:style-name="gr13" draw:text-style-name="P6" draw:layer="layout" svg:x1="61.071cm" svg:y1="115.681cm" svg:x2="61.071cm" svg:y2="119.745cm">
          <text:p/>
        </draw:line>
        <draw:line draw:style-name="gr7" draw:text-style-name="P6" draw:layer="layout" svg:x1="63.23cm" svg:y1="119.491cm" svg:x2="63.23cm" svg:y2="115.681cm">
          <text:p/>
        </draw:line>
        <draw:line draw:style-name="gr7" draw:text-style-name="P6" draw:layer="layout" svg:x1="57.342cm" svg:y1="112.525cm" svg:x2="52.516cm" svg:y2="112.525cm">
          <text:p/>
        </draw:line>
        <draw:line draw:style-name="gr7" draw:text-style-name="P6" draw:layer="layout" svg:x1="48.752cm" svg:y1="110.347cm" svg:x2="48.752cm" svg:y2="107.426cm">
          <text:p/>
        </draw:line>
        <draw:line draw:style-name="gr13" draw:text-style-name="P6" draw:layer="layout" svg:x1="52.054cm" svg:y1="106.156cm" svg:x2="71.739cm" svg:y2="106.41cm">
          <text:p/>
        </draw:line>
        <draw:line draw:style-name="gr13" draw:text-style-name="P6" draw:layer="layout" svg:x1="74.787cm" svg:y1="107.553cm" svg:x2="74.914cm" svg:y2="110.982cm">
          <text:p/>
        </draw:line>
        <draw:line draw:style-name="gr13" draw:text-style-name="P6" draw:layer="layout" svg:x1="74.914cm" svg:y1="115.681cm" svg:x2="74.914cm" svg:y2="119.364cm">
          <text:p/>
        </draw:line>
        <draw:line draw:style-name="gr7" draw:text-style-name="P6" draw:layer="layout" svg:x1="76.946cm" svg:y1="118.983cm" svg:x2="76.946cm" svg:y2="115.681cm">
          <text:p/>
        </draw:line>
        <draw:line draw:style-name="gr13" draw:text-style-name="P6" draw:layer="layout" svg:x1="81.391cm" svg:y1="114.157cm" svg:x2="86.852cm" svg:y2="114.157cm">
          <text:p/>
        </draw:line>
        <draw:line draw:style-name="gr13" draw:text-style-name="P6" draw:layer="layout" svg:x1="89.9cm" svg:y1="115.681cm" svg:x2="90.027cm" svg:y2="119.618cm">
          <text:p/>
        </draw:line>
        <draw:line draw:style-name="gr7" draw:text-style-name="P6" draw:layer="layout" svg:x1="92.313cm" svg:y1="119.237cm" svg:x2="92.313cm" svg:y2="115.554cm">
          <text:p/>
        </draw:line>
        <draw:line draw:style-name="gr7" draw:text-style-name="P6" draw:layer="layout" svg:x1="86.217cm" svg:y1="112.552cm" svg:x2="81.391cm" svg:y2="112.552cm">
          <text:p/>
        </draw:line>
        <draw:line draw:style-name="gr7" draw:text-style-name="P6" draw:layer="layout" svg:x1="76.819cm" svg:y1="110.347cm" svg:x2="76.819cm" svg:y2="107.426cm">
          <text:p/>
        </draw:line>
        <draw:line draw:style-name="gr7" draw:text-style-name="P6" draw:layer="layout" svg:x1="71.358cm" svg:y1="104.832cm" svg:x2="52.181cm" svg:y2="104.832cm">
          <text:p/>
        </draw:line>
        <draw:line draw:style-name="gr7" draw:text-style-name="P6" draw:layer="layout" svg:x1="42.148cm" svg:y1="104.805cm" svg:x2="22.463cm" svg:y2="104.678cm">
          <text:p/>
        </draw:line>
        <draw:line draw:style-name="gr7" draw:text-style-name="P6" draw:layer="layout" svg:x1="19.415cm" svg:y1="102.981cm" svg:x2="19.415cm" svg:y2="99.044cm">
          <text:p/>
        </draw:line>
        <draw:line draw:style-name="gr13" draw:text-style-name="P6" draw:layer="layout" svg:x1="16.748cm" svg:y1="90.789cm" svg:x2="16.875cm" svg:y2="94.218cm">
          <text:p/>
        </draw:line>
        <draw:line draw:style-name="gr7" draw:text-style-name="P6" draw:layer="layout" svg:x1="18.907cm" svg:y1="94.345cm" svg:x2="18.907cm" svg:y2="90.408cm">
          <text:p/>
        </draw:line>
        <draw:custom-shape draw:style-name="gr14" draw:text-style-name="P6" draw:layer="layout" svg:width="0.635cm" svg:height="4.445cm" svg:x="6.969cm" svg:y="9.38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6" draw:layer="layout" svg:width="0.889cm" svg:height="3.937cm" svg:x="7.169cm" svg:y="16.54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6" draw:layer="layout" svg:width="0.762cm" svg:height="4.064cm" svg:x="22.082cm" svg:y="23.60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6" draw:layer="layout" svg:width="1.397cm" svg:height="3.556cm" svg:x="38.973cm" svg:y="23.2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6" draw:layer="layout" svg:width="1.016cm" svg:height="3.937cm" svg:x="53.959cm" svg:y="23.47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6" draw:layer="layout" svg:width="1.143cm" svg:height="4.064cm" svg:x="70.088cm" svg:y="23.0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6" draw:layer="layout" svg:width="1.143cm" svg:height="3.683cm" svg:x="84.439cm" svg:y="23.60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6" draw:layer="layout" svg:width="1.016cm" svg:height="2.794cm" svg:x="39.227cm" svg:y="16.8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6" draw:layer="layout" svg:width="1.27cm" svg:height="3.048cm" svg:x="69.834cm" svg:y="16.62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6" draw:layer="layout" svg:width="1.016cm" svg:height="3.556cm" svg:x="44.053cm" svg:y="16.49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6" draw:layer="layout" svg:width="1.016cm" svg:height="3.556cm" svg:x="58.531cm" svg:y="23.35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6" draw:layer="layout" svg:width="1.016cm" svg:height="3.556cm" svg:x="75.295cm" svg:y="23.22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6" draw:layer="layout" svg:width="1.016cm" svg:height="3.556cm" svg:x="89.392cm" svg:y="23.47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6" draw:layer="layout" svg:width="1.016cm" svg:height="3.556cm" svg:x="26.655cm" svg:y="23.60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6" draw:layer="layout" svg:width="1.016cm" svg:height="3.556cm" svg:x="75.168cm" svg:y="16.49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6" draw:layer="layout" svg:width="1.016cm" svg:height="3.556cm" svg:x="11.922cm" svg:y="9.76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6" draw:layer="layout" svg:width="1.016cm" svg:height="3.556cm" svg:x="44.054cm" svg:y="23.22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6" draw:layer="layout" svg:width="0.762cm" svg:height="3.937cm" svg:x="12.43cm" svg:y="23.22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6" draw:layer="layout" svg:width="0.889cm" svg:height="3.175cm" svg:x="11.922cm" svg:y="16.69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6" draw:layer="layout" svg:width="0.889cm" svg:height="3.937cm" svg:x="7.35cm" svg:y="23.47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6" draw:layer="layout" svg:width="4.318cm" svg:height="0.762cm" svg:x="14.97cm" svg:y="22.7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6" draw:layer="layout" svg:width="4.953cm" svg:height="1.016cm" svg:x="47.101cm" svg:y="22.2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6" draw:layer="layout" svg:width="5.08cm" svg:height="1.016cm" svg:x="77.454cm" svg:y="22.3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6" draw:layer="layout" svg:width="20.955cm" svg:height="0.635cm" svg:x="14.589cm" svg:y="16.1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6" draw:layer="layout" svg:width="19.177cm" svg:height="0.889cm" svg:x="47.863cm" svg:y="15.8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6" draw:layer="layout" svg:width="18.542cm" svg:height="0.762cm" svg:x="47.609cm" svg:y="13.78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6" draw:layer="layout" svg:width="20.955cm" svg:height="0.889cm" svg:x="14.462cm" svg:y="13.88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6" draw:layer="layout" svg:width="4.572cm" svg:height="0.762cm" svg:x="77.073cm" svg:y="20.18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6" draw:layer="layout" svg:width="4.826cm" svg:height="0.762cm" svg:x="46.847cm" svg:y="20.35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6" draw:layer="layout" svg:width="4.572cm" svg:height="0.762cm" svg:x="14.535cm" svg:y="20.71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35.393cm" svg:height="25.535cm" svg:x="57.689cm" svg:y="128.53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5">
              <table:table-cell table:style-name="ce4">
                <text:p text:style-name="P10"><text:span text:style-name="T10">(</text:span><text:span text:style-name="T11">0</text:span><text:span text:style-name="T10">,0)</text:span></text:p>
              </table:table-cell>
              <table:table-cell>
                <text:p><text:span text:style-name="T10">(</text:span><text:span text:style-name="T11">0</text:span><text:span text:style-name="T10">,1)</text:span></text:p>
              </table:table-cell>
              <table:table-cell>
                <text:p><text:span text:style-name="T10">(</text:span><text:span text:style-name="T11">0</text:span><text:span text:style-name="T10">,2)</text:span></text:p>
              </table:table-cell>
              <table:table-cell>
                <text:p><text:span text:style-name="T10">(</text:span><text:span text:style-name="T11">0</text:span><text:span text:style-name="T10">,3)</text:span></text:p>
              </table:table-cell>
            </table:table-row>
            <table:table-row table:style-name="ro3" table:default-cell-style-name="ce5">
              <table:table-cell/>
              <table:table-cell>
                <text:p><text:span text:style-name="T10">(</text:span><text:span text:style-name="T11">1</text:span><text:span text:style-name="T10">,1)</text:span></text:p>
              </table:table-cell>
              <table:table-cell>
                <text:p><text:span text:style-name="T10">(</text:span><text:span text:style-name="T11">1</text:span><text:span text:style-name="T10">,2)</text:span></text:p>
              </table:table-cell>
              <table:table-cell>
                <text:p><text:span text:style-name="T10">(</text:span><text:span text:style-name="T11">1</text:span><text:span text:style-name="T10">,3)</text:span></text:p>
              </table:table-cell>
            </table:table-row>
            <table:table-row table:style-name="ro3" table:default-cell-style-name="ce5">
              <table:table-cell/>
              <table:table-cell/>
              <table:table-cell>
                <text:p><text:span text:style-name="T10">(</text:span><text:span text:style-name="T11">2</text:span><text:span text:style-name="T10">,2)</text:span></text:p>
              </table:table-cell>
              <table:table-cell>
                <text:p><text:span text:style-name="T10">(</text:span><text:span text:style-name="T11">2</text:span><text:span text:style-name="T10">,3)</text:span></text:p>
              </table:table-cell>
            </table:table-row>
            <table:table-row table:style-name="ro4" table:default-cell-style-name="ce5">
              <table:table-cell/>
              <table:table-cell/>
              <table:table-cell/>
              <table:table-cell>
                <text:p><text:span text:style-name="T10">(</text:span><text:span text:style-name="T11">3</text:span><text:span text:style-name="T10">,3)</text:span></text:p>
              </table:table-cell>
            </table:table-row>
          </table:table>
          <draw:image xlink:href="Pictures/TablePreview17.svm" xlink:type="simple" xlink:show="embed" xlink:actuate="onLoad"/>
        </draw:frame>
        <draw:custom-shape draw:style-name="gr14" draw:text-style-name="P6" draw:layer="layout" svg:width="0.889cm" svg:height="4.064cm" svg:x="6.842cm" svg:y="2.1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6" draw:layer="layout" svg:width="0.635cm" svg:height="3.81cm" svg:x="11.814cm" svg:y="2.01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101.6cm" fo:page-height="20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5T16:41:50.692476000</meta:creation-date>
    <dc:date>2014-10-26T01:27:00.627288000</dc:date>
    <meta:editing-duration>PT7H20M58S</meta:editing-duration>
    <meta:editing-cycles>5</meta:editing-cycles>
    <meta:generator>LibreOffice/4.2.5.2$MacOSX_X86_64 LibreOffice_project/61cb170a04bb1f12e77c884eab9192be736ec5f5</meta:generator>
    <meta:document-statistic meta:object-count="190"/>
  </office:meta>
</office:document-meta>
</file>